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2347ca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7cf1" officeooo:paragraph-rsid="002373da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0b1c" officeooo:paragraph-rsid="002642ea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1ee21c" style:font-name-asian="Liberation Serif" style:font-size-asian="14pt" style:font-name-complex="Liberation Serif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d23cb" officeooo:paragraph-rsid="002373da" style:font-name-asian="Liberation Serif" style:font-size-asian="14pt" style:font-name-complex="Liberation Serif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20c44a" officeooo:paragraph-rsid="002373da" style:font-name-asian="Liberation Serif" style:font-size-asian="14pt" style:font-name-complex="Liberation Serif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normal" officeooo:rsid="002676a0" officeooo:paragraph-rsid="0027a848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bold" officeooo:rsid="002642ea" officeooo:paragraph-rsid="002676a0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bold" officeooo:rsid="002676a0" officeooo:paragraph-rsid="002676a0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officeooo:paragraph-rsid="002b1b9e"/>
    </style:style>
    <style:style style:name="P12" style:family="paragraph" style:parent-style-name="Standard" style:list-style-name="L6">
      <style:paragraph-properties fo:line-height="150%" fo:text-align="start" style:justify-single-word="false"/>
      <style:text-properties officeooo:paragraph-rsid="002373da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rsid="001ee21c" officeooo:paragraph-rsid="002676a0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676a0" officeooo:paragraph-rsid="002676a0" style:font-name-asian="Liberation Serif" style:font-size-asian="14pt" style:font-name-complex="Liberation Serif" style:font-size-complex="14pt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officeooo:rsid="0020c44a" officeooo:paragraph-rsid="002373da" style:font-name-asian="Liberation Serif" style:font-size-asian="14pt" style:font-name-complex="Liberation Serif" style:font-size-complex="14pt"/>
    </style:style>
    <style:style style:name="P16" style:family="paragraph" style:parent-style-name="Standard" style:list-style-name="L4">
      <style:paragraph-properties fo:line-height="150%" fo:text-align="start" style:justify-single-word="false"/>
      <style:text-properties style:font-name="Liberation Serif" fo:font-size="14pt" officeooo:rsid="0020c44a" officeooo:paragraph-rsid="0027a848" style:font-name-asian="Liberation Serif" style:font-size-asian="14pt" style:font-name-complex="Liberation Serif" style:font-size-complex="14pt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2a6157" officeooo:paragraph-rsid="002a6157" style:font-name-asian="Liberation Serif" style:font-size-asian="14pt" style:font-name-complex="Liberation Serif" style:font-size-complex="14pt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1d23cb" officeooo:paragraph-rsid="002b1b9e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4pt" fo:font-weight="normal" officeooo:rsid="001d7cf1" officeooo:paragraph-rsid="002373da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2b1b9e" officeooo:paragraph-rsid="002b1b9e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normal" fo:font-weight="normal" officeooo:rsid="002642ea" officeooo:paragraph-rsid="002676a0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2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4pt" fo:font-style="normal" fo:font-weight="normal" officeooo:rsid="002373da" officeooo:paragraph-rsid="002373da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bold" officeooo:rsid="002a6157" officeooo:paragraph-rsid="002a6157" style:font-name-asian="Liberation Serif" style:font-size-asian="14pt" style:font-weight-asian="bold" style:font-name-complex="Liberation Serif" style:font-size-complex="14pt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bold" officeooo:rsid="002b1b9e" officeooo:paragraph-rsid="002b1b9e" style:font-name-asian="Liberation Serif" style:font-size-asian="14pt" style:font-weight-asian="bold" style:font-name-complex="Liberation Serif" style:font-size-complex="14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2347ca" style:font-name-asian="Liberation Serif" style:font-size-asian="14pt" style:font-weight-asian="bold" style:font-name-complex="Liberation Serif" style:font-size-complex="14pt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officeooo:rsid="002642ea" officeooo:paragraph-rsid="002642ea"/>
    </style:style>
    <style:style style:name="P27" style:family="paragraph" style:parent-style-name="Standard" style:list-style-name="L6">
      <style:paragraph-properties fo:line-height="150%" fo:text-align="start" style:justify-single-word="false"/>
      <style:text-properties fo:font-size="14pt" officeooo:paragraph-rsid="002373da" style:font-size-asian="14pt" style:font-size-complex="14pt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fo:font-size="14pt" officeooo:rsid="002a6157" officeooo:paragraph-rsid="002a6157" style:font-size-asian="14pt" style:font-size-complex="14pt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officeooo:rsid="002a6157" officeooo:paragraph-rsid="002a6157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officeooo:rsid="002cf1c1" officeooo:paragraph-rsid="002cf1c1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e21c" style:font-weight-asian="bold" style:font-weight-complex="bold"/>
    </style:style>
    <style:style style:name="T5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6" style:family="text">
      <style:text-properties style:font-name="Liberation Serif" fo:font-size="14pt" officeooo:rsid="001ee21c" style:font-name-asian="Liberation Serif" style:font-size-asian="14pt" style:font-name-complex="Liberation Serif" style:font-size-complex="14pt"/>
    </style:style>
    <style:style style:name="T7" style:family="text">
      <style:text-properties style:font-name="Liberation Serif" fo:font-size="14pt" officeooo:rsid="0016c187" style:font-name-asian="Liberation Serif" style:font-size-asian="14pt" style:font-name-complex="Liberation Serif" style:font-size-complex="14pt"/>
    </style:style>
    <style:style style:name="T8" style:family="text">
      <style:text-properties style:font-name="Liberation Serif" fo:font-size="14pt" officeooo:rsid="0020cb3e" style:font-name-asian="Liberation Serif" style:font-size-asian="14pt" style:font-name-complex="Liberation Serif" style:font-size-complex="14pt"/>
    </style:style>
    <style:style style:name="T9" style:family="text">
      <style:text-properties style:font-name="Liberation Serif" fo:font-size="14pt" officeooo:rsid="0024e9d2" style:font-name-asian="Liberation Serif" style:font-size-asian="14pt" style:font-name-complex="Liberation Serif" style:font-size-complex="14pt"/>
    </style:style>
    <style:style style:name="T10" style:family="text">
      <style:text-properties style:font-name="Liberation Serif" fo:font-size="14pt" officeooo:rsid="002642ea" style:font-name-asian="Liberation Serif" style:font-size-asian="14pt" style:font-name-complex="Liberation Serif" style:font-size-complex="14pt"/>
    </style:style>
    <style:style style:name="T11" style:family="text">
      <style:text-properties style:font-name="Liberation Serif" fo:font-size="14pt" fo:font-weight="normal" officeooo:rsid="001d7cf1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erif" fo:font-size="14pt" fo:font-weight="normal" officeooo:rsid="0020c44a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style:font-name="Liberation Serif" fo:font-size="14pt" fo:font-weight="normal" officeooo:rsid="002b1b9e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style:font-name="Liberation Serif" fo:font-size="14pt" fo:font-style="italic" fo:font-weight="normal" officeooo:rsid="002593be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5" style:family="text">
      <style:text-properties style:font-name="Liberation Serif" fo:font-size="14pt" fo:font-style="italic" fo:font-weight="normal" officeooo:rsid="0020c44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6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17" style:family="text">
      <style:text-properties style:font-name="Liberation Serif" fo:font-weight="bold" officeooo:rsid="001b36e9" style:font-name-asian="Liberation Serif" style:font-weight-asian="bold" style:font-name-complex="Liberation Serif" style:font-weight-complex="bold"/>
    </style:style>
    <style:style style:name="T18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19" style:family="text">
      <style:text-properties style:font-name="Liberation Serif" fo:font-weight="normal" officeooo:rsid="001d7cf1" style:font-name-asian="Liberation Serif" style:font-weight-asian="normal" style:font-name-complex="Liberation Serif" style:font-weight-complex="normal"/>
    </style:style>
    <style:style style:name="T20" style:family="text">
      <style:text-properties style:font-name="Liberation Serif" fo:font-weight="normal" officeooo:rsid="0020c44a" style:font-name-asian="Liberation Serif" style:font-weight-asian="normal" style:font-name-complex="Liberation Serif" style:font-weight-complex="normal"/>
    </style:style>
    <style:style style:name="T21" style:family="text">
      <style:text-properties style:font-name="Liberation Serif" fo:font-style="italic" fo:font-weight="normal" officeooo:rsid="002593be" style:font-name-asian="Liberation Serif" style:font-style-asian="italic" style:font-weight-asian="normal" style:font-name-complex="Liberation Serif" style:font-style-complex="italic" style:font-weight-complex="normal"/>
    </style:style>
    <style:style style:name="T22" style:family="text">
      <style:text-properties style:font-name="Liberation Serif" fo:font-style="italic" fo:font-weight="normal" officeooo:rsid="0020c44a" style:font-name-asian="Liberation Serif" style:font-style-asian="italic" style:font-weight-asian="normal" style:font-name-complex="Liberation Serif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31d532"/>
    </style:style>
    <style:style style:name="T25" style:family="text">
      <style:text-properties officeooo:rsid="00315dcb"/>
    </style:style>
    <style:style style:name="T26" style:family="text">
      <style:text-properties officeooo:rsid="0024e9d2"/>
    </style:style>
    <style:style style:name="T27" style:family="text">
      <style:text-properties officeooo:rsid="0027a848"/>
    </style:style>
    <style:style style:name="T28" style:family="text">
      <style:text-properties officeooo:rsid="002a6157"/>
    </style:style>
    <style:style style:name="T29" style:family="text">
      <style:text-properties officeooo:rsid="001d23cb"/>
    </style:style>
    <style:style style:name="T30" style:family="text">
      <style:text-properties officeooo:rsid="002b1b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Objectif</text:span><text:span text:style-name="T4">s</text:span><text:span text:style-name="T3"> </text:span>:</text:p>
      <text:list xml:id="list3403627824" text:style-name="L1">
        <text:list-item>
          <text:p text:style-name="P29"><text:span text:style-name="T6">C</text:span><text:span text:style-name="T5">onnaitre le voculaire.</text:span></text:p>
        </text:list-item>
        <text:list-item>
          <text:p text:style-name="P30"><text:span text:style-name="T5">Savoir faire les tracés correspondants.</text:span></text:p>
        </text:list-item>
        <text:list-item>
          <text:p text:style-name="P30"><text:span text:style-name="T5">Savoir calculer des distances.</text:span></text:p>
        </text:list-item>
      </text:list>
      <text:p text:style-name="P2"/>
      <text:p text:style-name="P2">Définition<text:span text:style-name="T24">s</text:span></text:p>
      <text:list xml:id="list3098804984" text:style-name="L2">
        <text:list-item>
          <text:p text:style-name="P28"><text:span text:style-name="T17">S</text:span><text:span text:style-name="T16">egment<text:line-break/></text:span><text:span text:style-name="T18">Un segment relie deux points distincts A et B par une ligne droite. On le note [AB]. Les points A et B sont les extrémités du segment [AB]. On ne peut pas prolonger un segment au-delà de ses extrémités.</text:span></text:p>
        </text:list-item>
        <text:list-item>
          <text:p text:style-name="P17"><text:span text:style-name="T3">Droite<text:line-break/></text:span><text:span text:style-name="T23">Une droite passe par deux points distincts C et D. On la note (CD). Elle peut être prolongée des deux côtés.</text:span></text:p>
        </text:list-item>
        <text:list-item>
          <text:p text:style-name="P23"><text:span text:style-name="T29">D</text:span>emi-droite<text:line-break/><text:span text:style-name="T23">Une demi-droite commence à un point E (son origine) et passe par un point distinct F. On la note [EF). Elle peut ne peut être prolongée que d’un seul côté, celui de F.</text:span></text:p>
        </text:list-item>
        <text:list-item>
          <text:p text:style-name="P24">Appartenance</text:p>
          <text:p text:style-name="P20">On dit qu’un point M appartient</text:p>
          <text:list>
            <text:list-item>
              <text:p text:style-name="P11"><text:span text:style-name="T13">au segment [AB] s’il est entre les points A et B. On note M ∈ [AB].</text:span></text:p>
            </text:list-item>
            <text:list-item>
              <text:p text:style-name="P20">à la droite (CD) s’il est aligné avec les points C et D. On note M ∈ (CD).</text:p>
            </text:list-item>
          </text:list>
          <text:p text:style-name="P18"><text:span text:style-name="T30">Si un point N n’appartient pas à la droite (CD), on note N ∉ (CD).</text:span></text:p>
        </text:list-item>
        <text:list-item>
          <text:p text:style-name="P20"><text:span text:style-name="T3">Distance</text:span><text:line-break/>La distance entre deux points A et B est la longueur du segment [AB].</text:p>
        </text:list-item>
        <text:list-item>
          <text:p text:style-name="P20"><text:span text:style-name="T3">Milieu</text:span><text:line-break/>Le milieu d’un segment est le point qui divise le segment en deux segments de même longueu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09">
      <number:day number:calendar="jewish"/>
      <number:text> </number:text>
      <number:month number:calendar="jewish" number:style="long" number:textual="true"/>
    </number:dat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</text:span> – <text:span text:style-name="MT3">Géométrie plane</text:span><text:tab/><text:span text:style-name="MT2">Séance </text:span><text:span text:style-name="MT3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8T13:46:22.903426726</dc:date>
    <meta:editing-duration>PT8H14M5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20" meta:character-count="1099" meta:non-whitespace-character-count="907"/>
  </office:meta>
</office:document-meta>
</file>